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paragraph-properties fo:text-align="justify" style:justify-single-word="false"/>
      <style:text-properties officeooo:rsid="00055cf6" officeooo:paragraph-rsid="00055cf6"/>
    </style:style>
    <style:style style:name="P3" style:family="paragraph" style:parent-style-name="Standard">
      <style:paragraph-properties fo:text-align="justify" style:justify-single-word="false"/>
      <style:text-properties officeooo:rsid="00055cf6" officeooo:paragraph-rsid="00150df3"/>
    </style:style>
    <style:style style:name="P4" style:family="paragraph" style:parent-style-name="Standard">
      <style:paragraph-properties fo:text-align="justify" style:justify-single-word="false"/>
      <style:text-properties officeooo:rsid="0009e787" officeooo:paragraph-rsid="0009e787"/>
    </style:style>
    <style:style style:name="P5" style:family="paragraph" style:parent-style-name="Standard">
      <style:paragraph-properties fo:text-align="center" style:justify-single-word="false"/>
      <style:text-properties officeooo:rsid="0009e787" officeooo:paragraph-rsid="00150df3"/>
    </style:style>
    <style:style style:name="P6" style:family="paragraph" style:parent-style-name="Standard">
      <style:paragraph-properties fo:text-align="center" style:justify-single-word="false"/>
      <style:text-properties officeooo:rsid="0009e787" officeooo:paragraph-rsid="001e333b"/>
    </style:style>
    <style:style style:name="P7" style:family="paragraph" style:parent-style-name="Standard">
      <style:paragraph-properties fo:text-align="start" style:justify-single-word="false"/>
      <style:text-properties officeooo:paragraph-rsid="000cef10"/>
    </style:style>
    <style:style style:name="P8" style:family="paragraph" style:parent-style-name="Standard">
      <style:paragraph-properties fo:text-align="start" style:justify-single-word="false"/>
      <style:text-properties officeooo:paragraph-rsid="00180e7c"/>
    </style:style>
    <style:style style:name="P9" style:family="paragraph" style:parent-style-name="Standard">
      <style:paragraph-properties fo:text-align="start" style:justify-single-word="false"/>
      <style:text-properties officeooo:rsid="000c3eba" officeooo:paragraph-rsid="000c3eba"/>
    </style:style>
    <style:style style:name="P10" style:family="paragraph" style:parent-style-name="Standard">
      <style:paragraph-properties fo:text-align="center" style:justify-single-word="false"/>
      <style:text-properties officeooo:rsid="000c3eba" officeooo:paragraph-rsid="000c3eba"/>
    </style:style>
    <style:style style:name="P11" style:family="paragraph" style:parent-style-name="Standard">
      <style:paragraph-properties fo:text-align="center" style:justify-single-word="false"/>
      <style:text-properties officeooo:rsid="000c3eba" officeooo:paragraph-rsid="000f0cdc"/>
    </style:style>
    <style:style style:name="P12" style:family="paragraph" style:parent-style-name="Standard">
      <style:paragraph-properties fo:text-align="start" style:justify-single-word="false"/>
      <style:text-properties officeooo:rsid="000e1799" officeooo:paragraph-rsid="000e1799"/>
    </style:style>
    <style:style style:name="P13" style:family="paragraph" style:parent-style-name="Standard">
      <style:text-properties officeooo:rsid="0011a8b3" officeooo:paragraph-rsid="00136047"/>
    </style:style>
    <style:style style:name="P14" style:family="paragraph" style:parent-style-name="Standard">
      <style:text-properties officeooo:rsid="00136047" officeooo:paragraph-rsid="00136047"/>
    </style:style>
    <style:style style:name="P15" style:family="paragraph" style:parent-style-name="Standard">
      <style:text-properties officeooo:rsid="00150df3" officeooo:paragraph-rsid="00150df3"/>
    </style:style>
    <style:style style:name="P16" style:family="paragraph" style:parent-style-name="Standard">
      <style:paragraph-properties fo:text-align="center" style:justify-single-word="false"/>
      <style:text-properties officeooo:paragraph-rsid="0019285d"/>
    </style:style>
    <style:style style:name="P17" style:family="paragraph" style:parent-style-name="Standard">
      <style:paragraph-properties fo:text-align="justify" style:justify-single-word="false"/>
      <style:text-properties style:text-position="0% 100%" officeooo:rsid="0005b823" officeooo:paragraph-rsid="00055cf6"/>
    </style:style>
    <style:style style:name="P18" style:family="paragraph" style:parent-style-name="Standard">
      <style:paragraph-properties fo:text-align="justify" style:justify-single-word="false"/>
      <style:text-properties style:text-position="0% 100%" fo:language="en" fo:country="US" officeooo:rsid="0009e787" officeooo:paragraph-rsid="0009e787"/>
    </style:style>
    <style:style style:name="P19" style:family="paragraph" style:parent-style-name="Standard">
      <style:paragraph-properties fo:text-align="center" style:justify-single-word="false"/>
      <style:text-properties style:text-position="0% 100%" fo:language="en" fo:country="US" officeooo:rsid="0009e787" officeooo:paragraph-rsid="0009e787"/>
    </style:style>
    <style:style style:name="P20" style:family="paragraph" style:parent-style-name="Standard">
      <style:paragraph-properties fo:text-align="center" style:justify-single-word="false"/>
      <style:text-properties style:text-position="0% 100%" fo:language="en" fo:country="US" officeooo:rsid="000cef10" officeooo:paragraph-rsid="000c3eba"/>
    </style:style>
    <style:style style:name="P21" style:family="paragraph" style:parent-style-name="Standard">
      <style:paragraph-properties fo:text-align="start" style:justify-single-word="false"/>
      <style:text-properties style:text-position="0% 100%" fo:language="es" fo:country="ES" officeooo:rsid="0009e787" officeooo:paragraph-rsid="000c3eba"/>
    </style:style>
    <style:style style:name="P22" style:family="paragraph" style:parent-style-name="Standard">
      <style:paragraph-properties fo:text-align="start" style:justify-single-word="false"/>
      <style:text-properties style:text-position="0% 100%" fo:language="es" fo:country="ES" officeooo:rsid="000c3eba" officeooo:paragraph-rsid="000c3eba"/>
    </style:style>
    <style:style style:name="P23" style:family="paragraph" style:parent-style-name="Standard">
      <style:paragraph-properties fo:text-align="start" style:justify-single-word="false"/>
      <style:text-properties style:text-position="0% 100%" fo:language="es" fo:country="ES" officeooo:rsid="000e1799" officeooo:paragraph-rsid="000e1799"/>
    </style:style>
    <style:style style:name="P24" style:family="paragraph" style:parent-style-name="Standard">
      <style:text-properties style:text-position="0% 100%" style:font-name="Liberation Serif1" fo:language="es" fo:country="ES" officeooo:rsid="00150df3" officeooo:paragraph-rsid="00150df3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1" fo:language="es" fo:country="ES" officeooo:rsid="00180e7c" officeooo:paragraph-rsid="00180e7c"/>
    </style:style>
    <style:style style:name="P26" style:family="paragraph" style:parent-style-name="Standard">
      <style:paragraph-properties fo:text-align="center" style:justify-single-word="false"/>
      <style:text-properties style:text-position="0% 100%" style:font-name="Liberation Serif1" fo:language="es" fo:country="ES" officeooo:rsid="00180e7c" officeooo:paragraph-rsid="00180e7c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Liberation Serif1" fo:language="en" fo:country="US" officeooo:rsid="0009e787" officeooo:paragraph-rsid="00150df3"/>
    </style:style>
    <style:style style:name="P28" style:family="paragraph" style:parent-style-name="Standard">
      <style:paragraph-properties fo:break-before="page"/>
      <style:text-properties style:text-position="0% 100%" style:font-name="Liberation Serif1" fo:language="es" fo:country="ES" officeooo:rsid="0011a8b3" officeooo:paragraph-rsid="00136047"/>
    </style:style>
    <style:style style:name="P29" style:family="paragraph" style:parent-style-name="Standard">
      <style:paragraph-properties fo:text-align="start" style:justify-single-word="false"/>
      <style:text-properties officeooo:paragraph-rsid="0020aba7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5b823"/>
    </style:style>
    <style:style style:name="T3" style:family="text">
      <style:text-properties style:text-position="sub 58%" fo:language="es" fo:country="ES"/>
    </style:style>
    <style:style style:name="T4" style:family="text">
      <style:text-properties style:text-position="sub 58%" fo:language="es" fo:country="ES" officeooo:rsid="00055cf6"/>
    </style:style>
    <style:style style:name="T5" style:family="text">
      <style:text-properties style:text-position="sub 58%" fo:language="es" fo:country="ES" officeooo:rsid="000e1799"/>
    </style:style>
    <style:style style:name="T6" style:family="text">
      <style:text-properties style:text-position="sub 58%" style:font-name="Liberation Serif" fo:language="es" fo:country="ES" officeooo:rsid="000e1799"/>
    </style:style>
    <style:style style:name="T7" style:family="text">
      <style:text-properties style:text-position="sub 58%" style:font-name="Liberation Serif" fo:language="es" fo:country="ES" officeooo:rsid="00136047"/>
    </style:style>
    <style:style style:name="T8" style:family="text">
      <style:text-properties style:text-position="sub 58%" style:font-name="Liberation Serif" fo:language="es" fo:country="ES" officeooo:rsid="0022035a"/>
    </style:style>
    <style:style style:name="T9" style:family="text">
      <style:text-properties style:text-position="sub 58%" style:font-name="Liberation Serif1" fo:language="es" fo:country="ES"/>
    </style:style>
    <style:style style:name="T10" style:family="text">
      <style:text-properties style:text-position="sub 58%" style:font-name="Liberation Serif1" fo:language="es" fo:country="ES" officeooo:rsid="00180e7c"/>
    </style:style>
    <style:style style:name="T11" style:family="text">
      <style:text-properties style:text-position="sub 58%" style:font-name="Liberation Serif1" fo:language="es" fo:country="ES" officeooo:rsid="0019285d"/>
    </style:style>
    <style:style style:name="T12" style:family="text">
      <style:text-properties style:text-position="sub 58%" style:font-name="Liberation Serif1" fo:language="es" fo:country="ES" officeooo:rsid="0023faf3"/>
    </style:style>
    <style:style style:name="T13" style:family="text">
      <style:text-properties style:text-position="sub 58%" style:font-name="Liberation Serif1" fo:language="en" fo:country="US" officeooo:rsid="00150df3"/>
    </style:style>
    <style:style style:name="T14" style:family="text">
      <style:text-properties style:text-position="sub 58%" fo:language="en" fo:country="US" officeooo:rsid="00150df3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05b823"/>
    </style:style>
    <style:style style:name="T17" style:family="text">
      <style:text-properties style:text-position="0% 100%" officeooo:rsid="0009e787"/>
    </style:style>
    <style:style style:name="T18" style:family="text">
      <style:text-properties style:text-position="0% 100%" fo:language="en" fo:country="US"/>
    </style:style>
    <style:style style:name="T19" style:family="text">
      <style:text-properties style:text-position="0% 100%" fo:language="en" fo:country="US" officeooo:rsid="00055cf6"/>
    </style:style>
    <style:style style:name="T20" style:family="text">
      <style:text-properties style:text-position="0% 100%" fo:language="en" fo:country="US" officeooo:rsid="0005b823"/>
    </style:style>
    <style:style style:name="T21" style:family="text">
      <style:text-properties style:text-position="0% 100%" fo:language="en" fo:country="US" officeooo:rsid="000a538e"/>
    </style:style>
    <style:style style:name="T22" style:family="text">
      <style:text-properties style:text-position="0% 100%" fo:language="en" fo:country="US" officeooo:rsid="0009e787"/>
    </style:style>
    <style:style style:name="T23" style:family="text">
      <style:text-properties style:text-position="0% 100%" fo:language="en" fo:country="US" officeooo:rsid="000cef10"/>
    </style:style>
    <style:style style:name="T24" style:family="text">
      <style:text-properties style:text-position="0% 100%" fo:language="en" fo:country="US" officeooo:rsid="000e1799"/>
    </style:style>
    <style:style style:name="T25" style:family="text">
      <style:text-properties style:text-position="0% 100%" fo:language="es" fo:country="ES"/>
    </style:style>
    <style:style style:name="T26" style:family="text">
      <style:text-properties style:text-position="0% 100%" fo:language="es" fo:country="ES" officeooo:rsid="000a538e"/>
    </style:style>
    <style:style style:name="T27" style:family="text">
      <style:text-properties style:text-position="0% 100%" fo:language="es" fo:country="ES" officeooo:rsid="0009e787"/>
    </style:style>
    <style:style style:name="T28" style:family="text">
      <style:text-properties style:text-position="0% 100%" fo:language="es" fo:country="ES" officeooo:rsid="000c3eba"/>
    </style:style>
    <style:style style:name="T29" style:family="text">
      <style:text-properties style:text-position="0% 100%" fo:language="es" fo:country="ES" officeooo:rsid="00055cf6"/>
    </style:style>
    <style:style style:name="T30" style:family="text">
      <style:text-properties style:text-position="0% 100%" fo:language="es" fo:country="ES" officeooo:rsid="000cef10"/>
    </style:style>
    <style:style style:name="T31" style:family="text">
      <style:text-properties style:text-position="0% 100%" fo:language="es" fo:country="ES" officeooo:rsid="000e1799"/>
    </style:style>
    <style:style style:name="T32" style:family="text">
      <style:text-properties style:text-position="0% 100%" style:font-name="Liberation Serif1" fo:language="es" fo:country="ES"/>
    </style:style>
    <style:style style:name="T33" style:family="text">
      <style:text-properties style:text-position="0% 100%" style:font-name="Liberation Serif1" fo:language="es" fo:country="ES" officeooo:rsid="0011a8b3"/>
    </style:style>
    <style:style style:name="T34" style:family="text">
      <style:text-properties style:text-position="0% 100%" style:font-name="Liberation Serif1" fo:language="es" fo:country="ES" officeooo:rsid="0017b055"/>
    </style:style>
    <style:style style:name="T35" style:family="text">
      <style:text-properties style:text-position="0% 100%" style:font-name="Liberation Serif1" fo:language="es" fo:country="ES" officeooo:rsid="00180e7c"/>
    </style:style>
    <style:style style:name="T36" style:family="text">
      <style:text-properties style:text-position="0% 100%" style:font-name="Liberation Serif1" fo:language="es" fo:country="ES" officeooo:rsid="0019285d"/>
    </style:style>
    <style:style style:name="T37" style:family="text">
      <style:text-properties style:text-position="0% 100%" style:font-name="Liberation Serif1" fo:language="es" fo:country="ES" officeooo:rsid="001ad9d8"/>
    </style:style>
    <style:style style:name="T38" style:family="text">
      <style:text-properties style:text-position="0% 100%" style:font-name="Liberation Serif1" fo:language="es" fo:country="ES" officeooo:rsid="001c9e96"/>
    </style:style>
    <style:style style:name="T39" style:family="text">
      <style:text-properties style:text-position="0% 100%" style:font-name="Liberation Serif1" fo:language="es" fo:country="ES" officeooo:rsid="001e333b"/>
    </style:style>
    <style:style style:name="T40" style:family="text">
      <style:text-properties style:text-position="0% 100%" style:font-name="Liberation Serif1" fo:language="es" fo:country="ES" officeooo:rsid="0023faf3"/>
    </style:style>
    <style:style style:name="T41" style:family="text">
      <style:text-properties style:text-position="0% 100%" style:font-name="Liberation Serif1" fo:language="es" fo:country="ES" officeooo:rsid="00285b12"/>
    </style:style>
    <style:style style:name="T42" style:family="text">
      <style:text-properties style:text-position="0% 100%" style:font-name="Liberation Serif1" fo:language="en" fo:country="US"/>
    </style:style>
    <style:style style:name="T43" style:family="text">
      <style:text-properties style:text-position="0% 100%" style:font-name="Liberation Serif1" fo:language="en" fo:country="US" officeooo:rsid="0005b823"/>
    </style:style>
    <style:style style:name="T44" style:family="text">
      <style:text-properties style:text-position="0% 100%" style:font-name="Liberation Serif1" fo:language="en" fo:country="US" officeooo:rsid="0017b055"/>
    </style:style>
    <style:style style:name="T45" style:family="text">
      <style:text-properties style:text-position="0% 100%" style:font-name="Liberation Serif1" fo:language="en" fo:country="US" officeooo:rsid="0009e787"/>
    </style:style>
    <style:style style:name="T46" style:family="text">
      <style:text-properties style:text-position="0% 100%" style:font-name="Liberation Serif1" fo:language="en" fo:country="US" officeooo:rsid="00180e7c"/>
    </style:style>
    <style:style style:name="T47" style:family="text">
      <style:text-properties style:text-position="0% 100%" style:font-name="Liberation Serif" fo:language="en" fo:country="US" officeooo:rsid="000e1799"/>
    </style:style>
    <style:style style:name="T48" style:family="text">
      <style:text-properties style:text-position="0% 100%" style:font-name="Liberation Serif" fo:language="en" fo:country="US" officeooo:rsid="000cef10"/>
    </style:style>
    <style:style style:name="T49" style:family="text">
      <style:text-properties style:text-position="0% 100%" style:font-name="Liberation Serif" fo:language="es" fo:country="ES"/>
    </style:style>
    <style:style style:name="T50" style:family="text">
      <style:text-properties style:text-position="0% 100%" style:font-name="Liberation Serif" fo:language="es" fo:country="ES" officeooo:rsid="000e1799"/>
    </style:style>
    <style:style style:name="T51" style:family="text">
      <style:text-properties style:text-position="0% 100%" style:font-name="Liberation Serif" fo:language="es" fo:country="ES" officeooo:rsid="00136047"/>
    </style:style>
    <style:style style:name="T52" style:family="text">
      <style:text-properties style:text-position="0% 100%" style:font-name="Liberation Serif" fo:language="es" fo:country="ES" officeooo:rsid="00055cf6"/>
    </style:style>
    <style:style style:name="T53" style:family="text">
      <style:text-properties style:text-position="0% 100%" style:font-name="Liberation Serif" fo:language="es" fo:country="ES" officeooo:rsid="00228435"/>
    </style:style>
    <style:style style:name="T54" style:family="text">
      <style:text-properties style:text-position="0% 100%" style:font-name="Liberation Serif" fo:language="es" fo:country="ES" officeooo:rsid="002667b4"/>
    </style:style>
    <style:style style:name="T55" style:family="text">
      <style:text-properties style:text-position="super 58%" fo:language="en" fo:country="US"/>
    </style:style>
    <style:style style:name="T56" style:family="text">
      <style:text-properties style:text-position="super 58%" fo:language="en" fo:country="US" officeooo:rsid="0009e787"/>
    </style:style>
    <style:style style:name="T57" style:family="text">
      <style:text-properties style:text-position="super 58%" style:font-name="Liberation Serif1" fo:language="es" fo:country="ES" officeooo:rsid="0017b055"/>
    </style:style>
    <style:style style:name="T58" style:family="text">
      <style:text-properties style:text-position="super 58%" style:font-name="Liberation Serif1" fo:language="es" fo:country="ES" officeooo:rsid="00180e7c"/>
    </style:style>
    <style:style style:name="T59" style:family="text">
      <style:text-properties fo:language="en" fo:country="US" officeooo:rsid="0011a8b3"/>
    </style:style>
    <style:style style:name="T60" style:family="text">
      <style:text-properties fo:language="es" fo:country="ES"/>
    </style:style>
    <style:style style:name="T61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os puntos de equilibrio para este sistema son aquellos que satisfacen:</text:p>
      <text:p text:style-name="P1"/>
      <text:p text:style-name="P2"><text:s text:c="57"/><draw:frame draw:style-name="fr1" draw:name="Objeto1" text:anchor-type="as-char" svg:y="-0.619cm" svg:width="2.985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2">Estos puntos son:</text:p>
      <text:p text:style-name="P2"><text:s text:c="3"/>-P<text:span text:style-name="T1">1 </text:span><text:span text:style-name="T15">= (0, 0, 0)</text:span></text:p>
      <text:p text:style-name="P2"><text:span text:style-name="T15"><text:s text:c="3"/>-P</text:span><text:span text:style-name="T1">2 </text:span><text:span text:style-name="T15">= (</text:span><text:span text:style-name="T15"><draw:frame draw:style-name="fr1" draw:name="Objeto2" text:anchor-type="as-char" svg:y="-0.66cm" svg:width="1.704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5">,</text:span><text:span text:style-name="T15"><draw:frame draw:style-name="fr1" draw:name="Objeto3" text:anchor-type="as-char" svg:y="-0.66cm" svg:width="2.066cm" svg:height="1.05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15">, </text:span><text:span text:style-name="T16">0)</text:span></text:p>
      <text:p text:style-name="P3"><text:span text:style-name="T16"><text:s text:c="3"/>-P</text:span><text:span text:style-name="T2">3</text:span><text:span text:style-name="T16">= (</text:span><text:span text:style-name="T17">x</text:span><text:span text:style-name="T14">3</text:span><text:span text:style-name="T17">, y</text:span><text:span text:style-name="T14">3</text:span><text:span text:style-name="T17">, z</text:span><text:span text:style-name="T14">3</text:span><text:span text:style-name="T16">)</text:span></text:p>
      <text:p text:style-name="P17"/>
      <text:p text:style-name="P4"><text:span text:style-name="T16">L</text:span><text:span text:style-name="T15">a estabilidad de los puntos de equilibrio se puede analizar calculando la matriz Jacobiana. Para nuestro</text:span><text:span text:style-name="T18"> </text:span><text:span text:style-name="T19">sistema</text:span><text:span text:style-name="T18"> </text:span><text:span text:style-name="T15">serí</text:span><text:span text:style-name="T18">a:</text:span></text:p>
      <text:p text:style-name="P18"/>
      <text:p text:style-name="P6"><text:span text:style-name="T18"><text:s/>J(x</text:span><text:span text:style-name="T55">*</text:span><text:span text:style-name="T18">, y*, z</text:span><text:span text:style-name="T55">*</text:span><text:span text:style-name="T20">) </text:span><text:span text:style-name="T18">= </text:span><text:span text:style-name="T18"><draw:frame draw:style-name="fr1" draw:name="Objeto4" text:anchor-type="as-char" svg:y="-1.607cm" svg:width="9.807cm" svg:height="3.092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9"/>
      <text:p text:style-name="P7"><text:span text:style-name="T30">La ecuación</text:span><text:span text:style-name="T26"> ca</text:span><text:span text:style-name="T21">r</text:span><text:span text:style-name="T26">acterística esta dada por </text:span><text:span text:style-name="T25">det(</text:span><text:span text:style-name="T26">J</text:span><text:span text:style-name="T22">(x</text:span><text:span text:style-name="T56">*</text:span><text:span text:style-name="T22">, y*, z</text:span><text:span text:style-name="T56">*</text:span><text:span text:style-name="T20">)</text:span><text:span text:style-name="T25"> − 𝜆𝐼) = 0 </text:span><text:span text:style-name="T26">donde </text:span><text:span text:style-name="T22">(x</text:span><text:span text:style-name="T56">*</text:span><text:span text:style-name="T22">, y*, z</text:span><text:span text:style-name="T56">*</text:span><text:span text:style-name="T20">) </text:span><text:span text:style-name="T28">es un punto de equilibrio del sistema. Nosotros solo analizaremos la estabilidad en los puntos de equilibrio no negativos por la parte real de los eigenvalores de la matriz <text:s/></text:span><text:span text:style-name="T27">Jacobiana.</text:span></text:p>
      <text:p text:style-name="P21"/>
      <text:p text:style-name="P9"><text:span text:style-name="T27">P</text:span><text:span text:style-name="T25">ara </text:span><text:span text:style-name="T29">P</text:span><text:span text:style-name="T4">1 </text:span><text:span text:style-name="T25">ser</text:span><text:span text:style-name="T18">í</text:span><text:span text:style-name="T25">a:</text:span></text:p>
      <text:p text:style-name="P22"/>
      <text:p text:style-name="P10"><text:span text:style-name="T25"><draw:frame draw:style-name="fr1" draw:name="Objeto5" text:anchor-type="as-char" svg:y="-0.864cm" svg:width="4.447cm" svg:height="1.57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3">= 0</text:span></text:p>
      <text:p text:style-name="P20"/>
      <text:p text:style-name="P29"><text:span text:style-name="T30">De</text:span><text:span text:style-name="T23"> </text:span><text:span text:style-name="T30">ahí que sus <text:s/></text:span><text:span text:style-name="T28">eigenvalores </text:span><text:span text:style-name="T23">son</text:span><text:span text:style-name="T18"> ((−</text:span><text:span text:style-name="T33">β</text:span><text:span text:style-name="T18"> + 𝑟) − 𝜆)(−𝜇 − 𝜆)(0 − 𝜆) = 0. </text:span><text:span text:style-name="T30">Pero esta ecuación siempre tiene </text:span><text:span text:style-name="T31">el</text:span><text:span text:style-name="T30"> valor negativo </text:span><text:span text:style-name="T23">𝜆</text:span><text:span text:style-name="T5">1</text:span><text:span text:style-name="T31"> = </text:span><text:span text:style-name="T24">−𝜇, </text:span><text:span text:style-name="T31">también si r &lt; </text:span><text:span text:style-name="T33">β, </text:span><text:span text:style-name="T41">pero</text:span><text:span text:style-name="T31"> </text:span><text:span text:style-name="T23">𝜆</text:span><text:span text:style-name="T5">3</text:span><text:span text:style-name="T31"> = 0. Por tanto en</text:span><text:span text:style-name="T28"> </text:span><text:span text:style-name="T29">P</text:span><text:span text:style-name="T4">1 <text:s/></text:span><text:span text:style-name="T31">el sistema es inestable.</text:span></text:p>
      <text:p text:style-name="P23"/>
      <text:p text:style-name="P12"><text:span text:style-name="T25">Para </text:span><text:span text:style-name="T29">P</text:span><text:span text:style-name="T3">2</text:span><text:span text:style-name="T4"> <text:s/></text:span><text:span text:style-name="T25">sería:</text:span></text:p>
      <text:p text:style-name="P12"/>
      <text:p text:style-name="P11"><draw:frame draw:style-name="fr1" draw:name="Objeto6" text:anchor-type="as-char" svg:y="-2.258cm" svg:width="7.752cm" svg:height="4.29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text:span text:style-name="T59">= 0</text:span></text:p>
      <text:p text:style-name="P2"/>
      <text:p text:style-name="P13"><text:span text:style-name="T60">Que luego de un poco de trabajo algebraico obtendrías </text:span><text:span text:style-name="T23">𝜆</text:span><text:span text:style-name="T5">1</text:span><text:span text:style-name="T31"> = </text:span><text:span text:style-name="T32">β</text:span><text:span text:style-name="T49"> </text:span><text:span text:style-name="T47">− </text:span><text:span text:style-name="T51">r , </text:span><text:span text:style-name="T48">𝜆</text:span><text:span text:style-name="T7">2</text:span><text:span text:style-name="T50"> = </text:span><text:span text:style-name="T47">−𝜇 </text:span><text:span text:style-name="T51">y <text:s/></text:span><text:span text:style-name="T48">𝜆</text:span><text:span text:style-name="T7">3</text:span><text:span text:style-name="T50"> = </text:span><text:span text:style-name="T50"><draw:frame draw:style-name="fr1" draw:name="Objeto7" text:anchor-type="as-char" svg:y="-0.691cm" svg:width="2.501cm" svg:height="1.07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0">.</text:span></text:p>
      <text:p text:style-name="P14"><text:span text:style-name="T50">P</text:span><text:span text:style-name="T49">or lo que <text:s/></text:span><text:span text:style-name="T52">P</text:span><text:span text:style-name="T6">2 <text:s/></text:span><text:span text:style-name="T53">es </text:span><text:span text:style-name="T54">inestable</text:span><text:span text:style-name="T49">estable</text:span><text:span text:style-name="T33">.</text:span></text:p>
      <text:p text:style-name="P28"/>
      <text:p text:style-name="P15"><text:span text:style-name="T33">E</text:span><text:span text:style-name="T32">n el caso de P</text:span><text:span text:style-name="T9">3</text:span><text:span text:style-name="T32"> sería:</text:span></text:p>
      <text:p text:style-name="P24"/>
      <text:p text:style-name="P5"><text:span text:style-name="T42"><text:s/>J</text:span><text:span text:style-name="T43">(</text:span><text:span text:style-name="T42">x</text:span><text:span text:style-name="T13">3</text:span><text:span text:style-name="T42">, y</text:span><text:span text:style-name="T13">3</text:span><text:span text:style-name="T42">, z</text:span><text:span text:style-name="T13">3</text:span><text:span text:style-name="T43">) </text:span><text:span text:style-name="T42">= </text:span><text:span text:style-name="T42"><draw:frame draw:style-name="fr1" draw:name="Objeto8" text:anchor-type="as-char" svg:y="-2.014cm" svg:width="11.333cm" svg:height="3.849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p>
      <text:p text:style-name="P27"/>
      <text:p text:style-name="P8"><text:span text:style-name="T44">La </text:span><text:span text:style-name="T34">ecuación característica entonces es</text:span><text:span text:style-name="T35"> de la forma:</text:span></text:p>
      <text:p text:style-name="P25"/>
      <text:p text:style-name="P16"><text:span text:style-name="T35">𝜆</text:span><text:span text:style-name="T58">3 <text:s/></text:span><text:span text:style-name="T35">+ </text:span><text:span text:style-name="T36">γ</text:span><text:span text:style-name="T11">1 </text:span><text:span text:style-name="T35">𝜆</text:span><text:span text:style-name="T58">2</text:span><text:span text:style-name="T35"> + </text:span><text:span text:style-name="T36">γ</text:span><text:span text:style-name="T11">2</text:span><text:span text:style-name="T35">𝜆 + </text:span><text:span text:style-name="T36">γ</text:span><text:span text:style-name="T11">3</text:span><text:span text:style-name="T10"> </text:span><text:span text:style-name="T35">= 0</text:span></text:p>
      <text:p text:style-name="P26"/>
      <text:p text:style-name="P8"><text:span text:style-name="T35">Si usamos el criterio </text:span><text:span text:style-name="T32">Routh–Hurwitz </text:span><text:span text:style-name="T35">para analizar la estabilidad en </text:span><text:span text:style-name="T36">P</text:span><text:span text:style-name="T11">3</text:span><text:span text:style-name="T36"> veremos que este tiene una parte real negativa si y solo si γ</text:span><text:span text:style-name="T11">1 </text:span><text:span text:style-name="T36">&gt; 0, γ</text:span><text:span text:style-name="T11">3 </text:span><text:span text:style-name="T36">&gt; 0, y <text:s/>γ</text:span><text:span text:style-name="T11">1</text:span><text:span text:style-name="T36">γ</text:span><text:span text:style-name="T12">2</text:span><text:span text:style-name="T11"> </text:span><text:span text:style-name="T36">− γ</text:span><text:span text:style-name="T11">3 </text:span><text:span text:style-name="T36">&gt; 0, </text:span><text:span text:style-name="T37">la coexistencia </text:span><text:span text:style-name="T38">en </text:span><text:span text:style-name="T39">P</text:span><text:span text:style-name="T11">3</text:span><text:span text:style-name="T37"> es local y asintóticamente estab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2T22:42:40.271000000</meta:creation-date>
    <dc:date>2023-06-11T19:05:49.270000000</dc:date>
    <meta:editing-duration>PT7H5M59S</meta:editing-duration>
    <meta:editing-cycles>9</meta:editing-cycles>
    <meta:generator>LibreOffice/7.1.2.2$Windows_X86_64 LibreOffice_project/8a45595d069ef5570103caea1b71cc9d82b2aae4</meta:generator>
    <meta:document-statistic meta:table-count="0" meta:image-count="0" meta:object-count="8" meta:page-count="2" meta:paragraph-count="21" meta:word-count="252" meta:character-count="1302" meta:non-whitespace-character-count="991"/>
  </office:meta>
</office:document-meta>
</file>

<file path=Object 1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frac>
        <mi mathvariant="italic">dy</mi>
        <mi mathvariant="italic">dt</mi>
      </mfrac>
      <mo stretchy="false">=</mo>
      <mfrac>
        <mi mathvariant="italic">dz</mi>
        <mi mathvariant="italic">dt</mi>
      </mfrac>
      <mo stretchy="false">=</mo>
      <mn>0</mn>
    </mrow>
    <annotation encoding="StarMath 5.0">frac {dx} {dt}=frac {dy} {dt}=frac {dz} {dt}=0    </annotation>
  </semantics>
</math>
</file>

<file path=Object 2/content.xml><?xml version="1.0" encoding="utf-8"?>
<math xmlns="http://www.w3.org/1998/Math/MathML" display="block">
  <semantics>
    <mfrac>
      <mrow>
        <mi>k</mi>
        <mrow>
          <mo fence="true" form="prefix" stretchy="false">(</mo>
          <mrow>
            <mrow>
              <mi>r</mi>
              <mo stretchy="false">−</mo>
              <mi>β</mi>
            </mrow>
          </mrow>
          <mo fence="true" form="postfix" stretchy="false">)</mo>
        </mrow>
      </mrow>
      <mi>r</mi>
    </mfrac>
    <annotation encoding="StarMath 5.0">frac {k(r-%beta)} {r} </annotation>
  </semantics>
</math>
</file>

<file path=Object 3/content.xml><?xml version="1.0" encoding="utf-8"?>
<math xmlns="http://www.w3.org/1998/Math/MathML" display="block">
  <semantics>
    <mfrac>
      <mrow>
        <mi>β</mi>
        <mi>k</mi>
        <mrow>
          <mo fence="true" form="prefix" stretchy="false">(</mo>
          <mrow>
            <mrow>
              <mi>r</mi>
              <mo stretchy="false">−</mo>
              <mi>β</mi>
            </mrow>
          </mrow>
          <mo fence="true" form="postfix" stretchy="false">)</mo>
        </mrow>
      </mrow>
      <mrow>
        <mi>μ</mi>
        <mi>r</mi>
      </mrow>
    </mfrac>
    <annotation encoding="StarMath 5.0">frac {%beta k(r-%beta)} { %mu r } 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row>
          <mtable>
            <mtr>
              <mtd>
                <mrow>
                  <mrow>
                    <mi>r</mi>
                    <mo stretchy="false">−</mo>
                    <mfrac>
                      <mrow>
                        <mn>2</mn>
                        <mi mathvariant="italic">rx</mi>
                      </mrow>
                      <mi>k</mi>
                    </mfrac>
                    <mo stretchy="false">−</mo>
                    <mi>β</mi>
                    <mo stretchy="false">−</mo>
                    <mi>α</mi>
                  </mrow>
                  <mi>z</mi>
                </mrow>
              </mtd>
            </mtr>
            <mtr>
              <mtd>
                <mi>β</mi>
              </mtd>
            </mtr>
            <mtr>
              <mtd>
                <mrow>
                  <msub>
                    <mi>α</mi>
                    <mn>1</mn>
                  </msub>
                  <mi>z</mi>
                </mrow>
              </mtd>
            </mtr>
          </mtable>
          <mtable>
            <mtr>
              <mtd>
                <mn>0</mn>
              </mtd>
            </mtr>
            <mtr>
              <mtd>
                <mrow>
                  <mfrac>
                    <mrow>
                      <mo stretchy="false">−</mo>
                      <mi mathvariant="italic">nz</mi>
                    </mrow>
                    <mrow>
                      <mi>y</mi>
                      <mo stretchy="false">+</mo>
                      <mi>m</mi>
                    </mrow>
                  </mfrac>
                  <mo stretchy="false">+</mo>
                  <mfrac>
                    <mi mathvariant="italic">nyz</mi>
                    <msup>
                      <mrow>
                        <mo fence="true" form="prefix" stretchy="false">(</mo>
                        <mrow>
                          <mrow>
                            <mi>y</mi>
                            <mo stretchy="false">+</mo>
                            <mi>m</mi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  <mo stretchy="false">−</mo>
                  <mi>μ</mi>
                </mrow>
              </mtd>
            </mtr>
            <mtr>
              <mtd>
                <mfrac>
                  <mrow>
                    <msub>
                      <mi>n</mi>
                      <mn>1</mn>
                    </msub>
                    <msup>
                      <mi>z</mi>
                      <mn>2</mn>
                    </msup>
                  </mrow>
                  <msup>
                    <mrow>
                      <mo fence="true" form="prefix" stretchy="false">(</mo>
                      <mrow>
                        <mrow>
                          <mi>y</mi>
                          <mo stretchy="false">+</mo>
                          <mi>m</mi>
                        </mrow>
                      </mrow>
                      <mo fence="true" form="postfix" stretchy="false">)</mo>
                    </mrow>
                    <mn>2</mn>
                  </msup>
                </mfrac>
              </mtd>
            </mtr>
          </mtable>
          <mtable>
            <mtr>
              <mtd>
                <mrow>
                  <mrow>
                    <mo stretchy="false">−</mo>
                    <mi>α</mi>
                  </mrow>
                  <mi>x</mi>
                </mrow>
              </mtd>
            </mtr>
            <mtr>
              <mtd>
                <mfrac>
                  <mrow>
                    <mo stretchy="false">−</mo>
                    <mi mathvariant="italic">ny</mi>
                  </mrow>
                  <mrow>
                    <mi>y</mi>
                    <mo stretchy="false">+</mo>
                    <mi>m</mi>
                  </mrow>
                </mfrac>
              </mtd>
            </mtr>
            <mtr>
              <mtd>
                <mrow>
                  <mn>2</mn>
                  <mrow>
                    <mi mathvariant="italic">pz</mi>
                    <mo stretchy="false">−</mo>
                    <mfrac>
                      <mrow>
                        <mn>2</mn>
                        <msub>
                          <mi>n</mi>
                          <mn>1</mn>
                        </msub>
                        <mi>z</mi>
                      </mrow>
                      <mrow>
                        <mi>y</mi>
                        <mo stretchy="false">+</mo>
                        <mi>m</mi>
                      </mrow>
                    </mfrac>
                    <mo stretchy="false">+</mo>
                    <msub>
                      <mi>α</mi>
                      <mn>1</mn>
                    </msub>
                  </mrow>
                  <mi>x</mi>
                </mrow>
              </mtd>
            </mtr>
          </mtable>
        </mrow>
      </mrow>
      <mo fence="true" form="postfix" stretchy="true">)</mo>
    </mrow>
    <annotation encoding="StarMath 5.0">left ( stack{r-{2rx} over {k}- %beta - %alpha z  # %beta # %alpha_{1}z} stack{0 # - {nz} over {y+m}+ {nyz} over { (y+m) ^{2} }- %mu # { n_{1} z^{2} } over {(y+m) ^{2}}} stack{- %alpha x # - {ny} over {y+m} # 2pz-{ 2n_{1}z } over {y+m}+%alpha_{1}x} right )  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row>
          <mtable>
            <mtr>
              <mtd>
                <mrow>
                  <mrow>
                    <mo fence="true" form="prefix" stretchy="false">(</mo>
                    <mrow>
                      <mrow>
                        <mrow>
                          <mo stretchy="false">−</mo>
                          <mi>β</mi>
                        </mrow>
                        <mo stretchy="false">+</mo>
                        <mi>r</mi>
                      </mrow>
                    </mrow>
                    <mo fence="true" form="postfix" stretchy="false">)</mo>
                  </mrow>
                  <mo stretchy="false">−</mo>
                  <mi>λ</mi>
                </mrow>
              </mtd>
            </mtr>
            <mtr>
              <mtd>
                <mi>β</mi>
              </mtd>
            </mtr>
            <mtr>
              <mtd>
                <mn>0</mn>
              </mtd>
            </mtr>
          </mtable>
          <mtable>
            <mtr>
              <mtd>
                <mn>0</mn>
              </mtd>
            </mtr>
            <mtr>
              <mtd>
                <mrow>
                  <mrow>
                    <mo stretchy="false">−</mo>
                    <mi>μ</mi>
                  </mrow>
                  <mo stretchy="false">−</mo>
                  <mi>λ</mi>
                </mrow>
              </mtd>
            </mtr>
            <mtr>
              <mtd>
                <mn>0</mn>
              </mtd>
            </mtr>
          </mtable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row>
                  <mo stretchy="false">−</mo>
                  <mi>λ</mi>
                </mrow>
              </mtd>
            </mtr>
          </mtable>
        </mrow>
      </mrow>
      <mo fence="true" form="postfix" stretchy="true">|</mo>
    </mrow>
    <annotation encoding="StarMath 5.0">left lline stack{(-%beta+r)-%lambda  # %beta  # 0} stack{0 # -%mu-%lambda  # 0} stack{0 # 0 # -%lambda} right rline </annotation>
  </semantics>
</math>
</file>

<file path=Object 6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row>
                  <mo fence="true" form="prefix" stretchy="false">(</mo>
                  <mrow>
                    <mrow>
                      <mi>β</mi>
                      <mo stretchy="false">−</mo>
                      <mi>r</mi>
                    </mrow>
                  </mrow>
                  <mo fence="true" form="postfix" stretchy="false">)</mo>
                </mrow>
                <mo stretchy="false">−</mo>
                <mi>λ</mi>
              </mrow>
            </mtd>
            <mtd>
              <mn>0</mn>
            </mtd>
            <mtd>
              <mfrac>
                <mrow>
                  <mi>α</mi>
                  <mi>k</mi>
                  <mrow>
                    <mo fence="true" form="prefix" stretchy="false">(</mo>
                    <mrow>
                      <mrow>
                        <mi>β</mi>
                        <mo stretchy="false">−</mo>
                        <mi>r</mi>
                      </mrow>
                    </mrow>
                    <mo fence="true" form="postfix" stretchy="false">)</mo>
                  </mrow>
                </mrow>
                <mi>r</mi>
              </mfrac>
            </mtd>
          </mtr>
          <mtr>
            <mtd>
              <mi>β</mi>
            </mtd>
            <mtd>
              <mrow>
                <mrow>
                  <mo stretchy="false">−</mo>
                  <mi>μ</mi>
                </mrow>
                <mo stretchy="false">−</mo>
                <mi>λ</mi>
              </mrow>
            </mtd>
            <mtd>
              <mfrac>
                <mrow>
                  <mi>n</mi>
                  <mi>β</mi>
                  <mi>k</mi>
                  <mrow>
                    <mo fence="true" form="prefix" stretchy="false">(</mo>
                    <mrow>
                      <mrow>
                        <mi>β</mi>
                        <mo stretchy="false">−</mo>
                        <mi>r</mi>
                      </mrow>
                    </mrow>
                    <mo fence="true" form="postfix" stretchy="false">)</mo>
                  </mrow>
                </mrow>
                <mrow>
                  <mi>r</mi>
                  <mi>μ</mi>
                  <mrow>
                    <mo fence="true" form="prefix" stretchy="true">(</mo>
                    <mrow>
                      <mrow>
                        <mfrac>
                          <mrow>
                            <mi>β</mi>
                            <mi>k</mi>
                            <mrow>
                              <mo fence="true" form="prefix" stretchy="false">(</mo>
                              <mrow>
                                <mrow>
                                  <mi>r</mi>
                                  <mo stretchy="false">−</mo>
                                  <mi>β</mi>
                                </mrow>
                              </mrow>
                              <mo fence="true" form="postfix" stretchy="false">)</mo>
                            </mrow>
                          </mrow>
                          <mrow>
                            <mi>r</mi>
                            <mi>μ</mi>
                          </mrow>
                        </mfrac>
                        <mo stretchy="false">+</mo>
                        <mi>m</mi>
                      </mrow>
                    </mrow>
                    <mo fence="true" form="postfix" stretchy="true">)</mo>
                  </mrow>
                </mrow>
              </mfrac>
            </mtd>
          </mtr>
          <mtr>
            <mtd>
              <mn>0</mn>
            </mtd>
            <mtd>
              <mn>0</mn>
            </mtd>
            <mtd>
              <mrow>
                <mfrac>
                  <mrow>
                    <mo stretchy="false">−</mo>
                    <mrow>
                      <msub>
                        <mi>α</mi>
                        <mn>1</mn>
                      </msub>
                      <mi>k</mi>
                      <mrow>
                        <mo fence="true" form="prefix" stretchy="false">(</mo>
                        <mrow>
                          <mrow>
                            <mi>β</mi>
                            <mo stretchy="false">−</mo>
                            <mi>r</mi>
                          </mrow>
                        </mrow>
                        <mo fence="true" form="postfix" stretchy="false">)</mo>
                      </mrow>
                    </mrow>
                  </mrow>
                  <mi>r</mi>
                </mfrac>
                <mo stretchy="false">−</mo>
                <mi>λ</mi>
              </mrow>
            </mtd>
          </mtr>
        </mtable>
      </mrow>
      <mo fence="true" form="postfix" stretchy="true">|</mo>
    </mrow>
    <annotation encoding="StarMath 5.0">left lline matrix{(%beta -r)-%lambda # 0 # {%alpha k(%beta -r)} over {r} ## %beta # -%mu-%lambda # {n%beta k(%beta -r)} over {r%mu left ( {%beta k(r-%beta)} over {r%mu} + m right )} ## 0 # 0 # -{ %alpha_{1}k(%beta -r)} over {r}-%lambda } right rline  





</annotation>
  </semantics>
</math>
</file>

<file path=Object 7/content.xml><?xml version="1.0" encoding="utf-8"?>
<math xmlns="http://www.w3.org/1998/Math/MathML" display="block">
  <semantics>
    <mfrac>
      <mrow>
        <mo stretchy="false">−</mo>
        <mrow>
          <msub>
            <mi>α</mi>
            <mn>1</mn>
          </msub>
          <mi>k</mi>
          <mrow>
            <mo fence="true" form="prefix" stretchy="false">(</mo>
            <mrow>
              <mrow>
                <mi>β</mi>
                <mo stretchy="false">−</mo>
                <mi>r</mi>
              </mrow>
            </mrow>
            <mo fence="true" form="postfix" stretchy="false">)</mo>
          </mrow>
        </mrow>
      </mrow>
      <mi>r</mi>
    </mfrac>
    <annotation encoding="StarMath 5.0">-{ %alpha_{1}k(%beta -r)} over {r}</annotation>
  </semantics>
</math>
</file>

<file path=Object 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i>r</mi>
                  <mo stretchy="false">−</mo>
                  <mfrac>
                    <mrow>
                      <mn>2</mn>
                      <mi>r</mi>
                      <msub>
                        <mi>x</mi>
                        <mn>3</mn>
                      </msub>
                    </mrow>
                    <mi>k</mi>
                  </mfrac>
                  <mo stretchy="false">−</mo>
                  <mi>β</mi>
                  <mo stretchy="false">−</mo>
                  <mi>α</mi>
                </mrow>
                <msub>
                  <mi>z</mi>
                  <mn>3</mn>
                </msub>
              </mrow>
            </mtd>
            <mtd>
              <mn>0</mn>
            </mtd>
            <mtd>
              <mrow>
                <mrow>
                  <mo stretchy="false">−</mo>
                  <mi>α</mi>
                </mrow>
                <msub>
                  <mi>x</mi>
                  <mn>3</mn>
                </msub>
              </mrow>
            </mtd>
          </mtr>
          <mtr>
            <mtd>
              <mi>β</mi>
            </mtd>
            <mtd>
              <mrow>
                <mfrac>
                  <mrow>
                    <mo stretchy="false">−</mo>
                    <mrow>
                      <mi>n</mi>
                      <msub>
                        <mi>z</mi>
                        <mn>3</mn>
                      </msub>
                    </mrow>
                  </mrow>
                  <mrow>
                    <msub>
                      <mi>y</mi>
                      <mn>3</mn>
                    </msub>
                    <mo stretchy="false">+</mo>
                    <mi>m</mi>
                  </mrow>
                </mfrac>
                <mo stretchy="false">+</mo>
                <mfrac>
                  <mi mathvariant="italic">nyz</mi>
                  <msup>
                    <mrow>
                      <mo fence="true" form="prefix" stretchy="false">(</mo>
                      <mrow>
                        <mrow>
                          <mi>y</mi>
                          <mo stretchy="false">+</mo>
                          <mi>m</mi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−</mo>
                <mi>μ</mi>
              </mrow>
            </mtd>
            <mtd>
              <mfrac>
                <mrow>
                  <mo stretchy="false">−</mo>
                  <mi mathvariant="italic">ny</mi>
                </mrow>
                <mrow>
                  <mi>y</mi>
                  <mo stretchy="false">+</mo>
                  <mi>m</mi>
                </mrow>
              </mfrac>
            </mtd>
          </mtr>
          <mtr>
            <mtd>
              <mrow>
                <msub>
                  <mi>α</mi>
                  <mn>1</mn>
                </msub>
                <msub>
                  <mi>z</mi>
                  <mn>3</mn>
                </msub>
              </mrow>
            </mtd>
            <mtd>
              <mfrac>
                <mrow>
                  <msub>
                    <mi>n</mi>
                    <mn>1</mn>
                  </msub>
                  <msubsup>
                    <mi>z</mi>
                    <mn>3</mn>
                    <mn>2</mn>
                  </msubsup>
                </mrow>
                <msup>
                  <mrow>
                    <mo fence="true" form="prefix" stretchy="false">(</mo>
                    <mrow>
                      <mrow>
                        <mi>y</mi>
                        <mo stretchy="false">+</mo>
                        <mi>m</mi>
                      </mrow>
                    </mrow>
                    <mo fence="true" form="postfix" stretchy="false">)</mo>
                  </mrow>
                  <mn>2</mn>
                </msup>
              </mfrac>
            </mtd>
            <mtd>
              <mrow>
                <mn>2</mn>
                <mrow>
                  <msub>
                    <mi mathvariant="italic">pz</mi>
                    <mn>3</mn>
                  </msub>
                  <mo stretchy="false">−</mo>
                  <mfrac>
                    <mrow>
                      <mn>2</mn>
                      <msub>
                        <mi>n</mi>
                        <mn>1</mn>
                      </msub>
                      <msub>
                        <mi>z</mi>
                        <mn>3</mn>
                      </msub>
                    </mrow>
                    <mrow>
                      <mi>y</mi>
                      <mo stretchy="false">+</mo>
                      <mi>m</mi>
                    </mrow>
                  </mfrac>
                  <mo stretchy="false">+</mo>
                  <msub>
                    <mi>α</mi>
                    <mn>1</mn>
                  </msub>
                </mrow>
                <msub>
                  <mi>x</mi>
                  <mn>3</mn>
                </msub>
              </mrow>
            </mtd>
          </mtr>
        </mtable>
      </mrow>
      <mo fence="true" form="postfix" stretchy="true">)</mo>
    </mrow>
    <annotation encoding="StarMath 5.0"> left ( matrix{r-{2r x_{3} } over {k}-%beta -%alpha z_{3} # 0 # - %alpha x_{3} ## %beta # - {n z_{3}} over { y_{3}+m}+ {nyz} over { (y+m) ^{2} }- %mu # - {ny} over {y+m} ## %alpha_{1}z_{3} # {n_{1} z_{3}^{2} } over {(y+m) ^{2}} # 2pz_{3}-{ 2n_{1}z_{3} } over {y+m}+%alpha_{1}x_{3}} right )  










</annotation>
  </semantics>
</math>
</file>